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6"/>
          <table:table-cell table:number-columns-repeated="2"/>
          <table:table-cell table:style-name="ce6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G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52.63">
            <text:p>52,63</text:p>
          </table:table-cell>
          <table:table-cell table:formula="of:=AVERAGE([.D8];[.J8];[.P8])" office:value-type="float" office:value="33">
            <text:p>33,00</text:p>
          </table:table-cell>
          <table:table-cell table:formula="of:=AVERAGE([.E8];[.K8];[.Q8])" office:value-type="float" office:value="31.19">
            <text:p>31,19</text:p>
          </table:table-cell>
          <table:table-cell table:formula="of:=AVERAGE([.F8];[.L8];[.R8])" office:value-type="float" office:value="63.61">
            <text:p>63,61</text:p>
          </table:table-cell>
          <table:table-cell table:formula="of:=AVERAGE([.G8];[.M8];[.S8])" office:value-type="float" office:value="37.38">
            <text:p>37,38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584.02">
            <text:p>584,02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5:05:32</dc:date>
    <dc:creator>diego </dc:creator>
    <meta:editing-duration>PT2H18M49S</meta:editing-duration>
    <meta:editing-cycles>45</meta:editing-cycles>
    <meta:document-statistic meta:table-count="2" meta:cell-count="894" meta:object-count="0"/>
  </office:meta>
</office:document-meta>
</file>